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3, 2021 (07:59: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3T11:59:54Z</meta:creation-date>
    <dc:date>2021-08-13T11:59:54Z</dc:date>
    <meta:user-defined meta:name="date" meta:value-type="string">August  13, 2021 (07:59: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